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e44c1"/>
    </style:style>
    <style:style style:name="P2" style:family="paragraph" style:parent-style-name="Standard">
      <style:paragraph-properties fo:line-height="150%"/>
      <style:text-properties style:font-name="Times New Roman" fo:font-size="14pt" fo:language="uk" fo:country="UA" style:text-underline-style="solid" style:text-underline-width="auto" style:text-underline-color="font-color" officeooo:paragraph-rsid="001e44c1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fo:language="uk" fo:country="UA" fo:font-weight="bold" officeooo:paragraph-rsid="001e44c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/>
      <style:text-properties officeooo:paragraph-rsid="001e44c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officeooo:paragraph-rsid="001e44c1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1e44c1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e44c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style:text-underline-style="solid" style:text-underline-width="auto" style:text-underline-color="font-color" officeooo:paragraph-rsid="001e44c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language="uk" fo:country="UA" officeooo:paragraph-rsid="001e44c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officeooo:paragraph-rsid="001e44c1"/>
    </style:style>
    <style:style style:name="P11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1e44c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fo:language="uk" fo:country="UA" style:text-underline-style="solid" style:text-underline-width="auto" style:text-underline-color="font-color" officeooo:paragraph-rsid="001e44c1" style:font-size-asian="14pt" style:font-name-complex="Times New Roman1" style:font-size-complex="14pt"/>
    </style:style>
    <style:style style:name="P13" style:family="paragraph" style:parent-style-name="Standard">
      <style:paragraph-properties fo:margin-left="0cm" fo:margin-right="0cm" fo:line-height="150%" style:register-true="true" fo:text-indent="0cm" style:auto-text-indent="false"/>
      <style:text-properties officeooo:paragraph-rsid="001e44c1"/>
    </style:style>
    <style:style style:name="P14" style:family="paragraph" style:parent-style-name="Standard">
      <style:paragraph-properties fo:margin-left="0cm" fo:margin-right="0cm" fo:line-height="100%" fo:text-align="end" style:justify-single-word="false" style:register-true="true" fo:text-indent="0cm" style:auto-text-indent="false"/>
      <style:text-properties style:font-name="Times New Roman" fo:font-size="14pt" fo:language="uk" fo:country="UA" style:text-underline-style="solid" style:text-underline-width="auto" style:text-underline-color="font-color" officeooo:paragraph-rsid="001e44c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00%" fo:text-align="center" style:justify-single-word="false" style:register-true="true" fo:text-indent="0cm" style:auto-text-indent="false"/>
      <style:text-properties style:font-name="Times New Roman" fo:font-size="14pt" fo:language="uk" fo:country="UA" officeooo:paragraph-rsid="001e44c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00%" style:register-true="true" fo:text-indent="0cm" style:auto-text-indent="false"/>
      <style:text-properties officeooo:paragraph-rsid="001e44c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style:register-true="true" fo:text-indent="0cm" style:auto-text-indent="false"/>
      <style:text-properties officeooo:paragraph-rsid="001e44c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style:register-true="true" fo:text-indent="0cm" style:auto-text-indent="false"/>
      <style:text-properties officeooo:paragraph-rsid="001f2e05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officeooo:rsid="001e44c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style:font-name="Times New Roman" fo:font-size="18pt" fo:language="uk" fo:country="UA" fo:font-weight="bold" style:font-size-asian="18pt" style:font-weight-asian="bold" style:font-name-complex="Times New Roman1" style:font-size-complex="18pt"/>
    </style:style>
    <style:style style:name="T6" style:family="text">
      <style:text-properties style:font-name="Times New Roman" fo:font-size="13pt" fo:language="uk" fo:country="UA" style:font-size-asian="13pt" style:font-name-complex="Times New Roman1" style:font-size-complex="13pt"/>
    </style:style>
    <style:style style:name="T7" style:family="text">
      <style:text-properties style:font-name="Times New Roman" fo:font-size="13pt" fo:language="uk" fo:country="UA" style:text-underline-style="solid" style:text-underline-width="auto" style:text-underline-color="font-color" style:font-size-asian="13pt" style:font-name-complex="Times New Roman1" style:font-size-complex="13pt"/>
    </style:style>
    <style:style style:name="T8" style:family="text">
      <style:text-properties style:font-name="Times New Roman" fo:font-size="13pt" fo:language="uk" fo:country="UA" style:text-underline-style="solid" style:text-underline-width="auto" style:text-underline-color="font-color" officeooo:rsid="001e44c1" style:font-size-asian="13pt" style:font-name-complex="Times New Roman1" style:font-size-complex="13pt"/>
    </style:style>
    <style:style style:name="T9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10" style:family="text">
      <style:text-properties style:font-name="Times New Roman" fo:font-size="10pt" fo:language="uk" fo:country="UA" style:font-size-asian="10pt" style:font-name-complex="Times New Roman1" style:font-size-complex="10pt"/>
    </style:style>
    <style:style style:name="Sect1" style:family="section">
      <style:section-properties style:editable="false">
        <style:columns fo:column-count="2">
          <style:column style:rel-width="23356*" fo:start-indent="0cm" fo:end-indent="2.249cm"/>
          <style:column style:rel-width="42179*" fo:start-indent="2.249cm" fo:end-indent="0cm"/>
        </style:columns>
      </style:section-properties>
    </style:style>
    <style:style style:name="Sect2" style:family="section">
      <style:section-properties style:editable="false">
        <style:columns fo:column-count="2">
          <style:column style:rel-width="33195*" fo:start-indent="0cm" fo:end-indent="0.621cm"/>
          <style:column style:rel-width="32340*" fo:start-indent="0.621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Черкаський національний університет імені Богдана Хмельницького</text:span></text:p>
      <text:p text:style-name="P6"><text:span text:style-name="T2">Кафедра інтелектуальних систем прийняття рішень</text:span></text:p>
      <text:p text:style-name="P7"/>
      <text:p text:style-name="P5"><text:span text:style-name="T5">КУРСОВА РОБОТА</text:span></text:p>
      <text:p text:style-name="P5"><text:span text:style-name="T2">з дисципліни «Об’єктно-орієнтоване програмування»</text:span></text:p>
      <text:p text:style-name="P5"><text:span text:style-name="T2">НА ТЕМУ «</text:span><text:span text:style-name="T3">Гра-платформер “Котячі таємниці”</text:span><text:span text:style-name="T2">»</text:span></text:p>
      <text:p text:style-name="P5"><text:span text:style-name="T2"/></text:p>
      <text:p text:style-name="P5"><text:span text:style-name="T2"/></text:p>
      <text:p text:style-name="P5"><text:span text:style-name="T2"/></text:p>
      <text:section text:style-name="Sect1" text:name="TextSection">
        <text:p text:style-name="P16"><text:span text:style-name="T1"><text:s text:c="73"/></text:span></text:p>
        <text:p text:style-name="P14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3"><text:span text:style-name="T6">Студентки </text:span><text:span text:style-name="T7"><text:s text:c="3"/>2 </text:span><text:span text:style-name="T6"><text:s/>курсу, групи <text:s/></text:span><text:span text:style-name="T7"><text:s text:c="6"/>КН-21 <text:s text:c="6"/></text:span></text:p>
        <text:p text:style-name="P13"><text:span text:style-name="T6">Галузі знань </text:span><text:span text:style-name="T7">12 «Інформаційні технології»</text:span></text:p>
        <text:p text:style-name="P13"><text:span text:style-name="T6">Спеціальності </text:span><text:span text:style-name="T7">122 <text:s/>«Комп’ютерні науки» <text:s text:c="2"/></text:span></text:p>
        <text:p text:style-name="P17"><text:span text:style-name="T6"><text:s/></text:span><text:span text:style-name="T7"><text:s text:c="24"/></text:span><text:span text:style-name="T8">Лесів А.В. <text:s text:c="24"/></text:span><text:span text:style-name="T7"><text:s text:c="5"/></text:span></text:p>
        <text:p text:style-name="P17"><text:span text:style-name="T6">Керівник: <text:s/></text:span><text:span text:style-name="T7"><text:s text:c="6"/>ст. викл. кафедри ІСПР <text:s text:c="9"/></text:span></text:p>
        <text:p text:style-name="P17"><text:span text:style-name="T7"><text:s text:c="24"/>Любченко К. М.</text:span><text:span text:style-name="T6">_________ </text:span></text:p>
        <text:p text:style-name="P18"><text:span text:style-name="T6">Національна шкала: ___________________</text:span></text:p>
        <text:p text:style-name="P18"><text:span text:style-name="T6">Кількість балів: ____ Оцінка: </text:span><text:span text:style-name="T9">ECIS</text:span><text:span text:style-name="T6">_______</text:span></text:p>
      </text:section>
      <text:section text:style-name="Sect2" text:name="Розділ1">
        <text:p text:style-name="P1"><text:span text:style-name="T1"><text:s text:c="39"/></text:span></text:p>
        <text:p text:style-name="P1"><text:span text:style-name="T1"/></text:p>
        <text:p text:style-name="P1"><text:span text:style-name="T1"><text:tab/><text:tab/><text:tab/>Члени комісії: </text:span></text:p>
        <text:p text:style-name="P2"/>
        <text:p text:style-name="P12"/>
        <text:p text:style-name="P8"/>
        <text:p text:style-name="P8"/>
        <text:p text:style-name="P10"><text:span text:style-name="T4"/></text:p>
        <text:p text:style-name="P10"><text:span text:style-name="T4"/></text:p>
        <text:p text:style-name="P10"><text:span text:style-name="T4"/></text:p>
        <text:p text:style-name="P10"><text:span text:style-name="T4">_______</text:span><text:span text:style-name="T1"> <text:s text:c="6"/></text:span><text:span text:style-name="T4"><text:s text:c="6"/>Любченко К. М. <text:s text:c="7"/></text:span></text:p>
        <text:p text:style-name="P10"><text:span text:style-name="T10"><text:s text:c="4"/>(підпис) <text:s text:c="18"/>(прізвище та ініціали)</text:span></text:p>
        <text:p text:style-name="P10"><text:span text:style-name="T4">_______</text:span><text:span text:style-name="T1"> <text:s text:c="6"/></text:span><text:span text:style-name="T4"><text:s text:c="6"/>Стабецька Т. А. <text:s text:c="8"/></text:span></text:p>
        <text:p text:style-name="P10"><text:span text:style-name="T10"><text:s text:c="4"/>(підпис) <text:s text:c="18"/>(прізвище та ініціали)</text:span></text:p>
        <text:p text:style-name="P10"><text:span text:style-name="T4">_______</text:span><text:span text:style-name="T1"> <text:s text:c="6"/></text:span><text:span text:style-name="T4"><text:s text:c="9"/>Царик Т. Ю. <text:s text:c="10"/></text:span></text:p>
        <text:p text:style-name="P10"><text:span text:style-name="T10"><text:s text:c="4"/>(підпис) <text:s text:c="18"/>(прізвище та ініціали)</text:span></text:p>
        <text:p text:style-name="P9"/>
      </text:section>
      <text:p text:style-name="P3"/>
      <text:p text:style-name="P3"/>
      <text:p text:style-name="P4"><text:span text:style-name="T1">м. Черкаси – 2023 рі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251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4:29.395441040</meta:creation-date>
    <dc:date>2023-09-11T17:19:08.362328417</dc:date>
    <meta:editing-duration>PT25S</meta:editing-duration>
    <meta:editing-cycles>1</meta:editing-cycles>
    <meta:document-statistic meta:table-count="0" meta:image-count="0" meta:object-count="0" meta:page-count="1" meta:paragraph-count="23" meta:word-count="84" meta:character-count="1027" meta:non-whitespace-character-count="595"/>
    <meta:generator>LibreOffice/7.1.4.2$Linux_X86_64 LibreOffice_project/10$Build-2</meta:generator>
  </office:meta>
</office:document-meta>
</file>